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4000001FE24BAF2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8cm" svg:height="18.8cm" svg:x="3cm" svg:y="1.2cm">
          <draw:image xlink:href="Pictures/1000000000000234000001FE24BAF2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0:28:17.680413509</meta:creation-date>
    <dc:date>2015-10-12T20:32:11.708519882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